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1a11" officeooo:paragraph-rsid="00061a11"/>
    </style:style>
    <style:style style:name="P2" style:family="paragraph" style:parent-style-name="Standard">
      <style:text-properties officeooo:rsid="00061a11" officeooo:paragraph-rsid="0006a182"/>
    </style:style>
    <style:style style:name="P3" style:family="paragraph" style:parent-style-name="Standard">
      <style:text-properties fo:font-size="10pt" officeooo:rsid="00061a11" officeooo:paragraph-rsid="00061a11" style:font-size-asian="10pt" style:font-size-complex="10pt"/>
    </style:style>
    <style:style style:name="P4" style:family="paragraph" style:parent-style-name="Standard">
      <style:text-properties fo:font-size="10pt" officeooo:rsid="00061a11" officeooo:paragraph-rsid="0006a182" style:font-size-asian="10pt" style:font-size-complex="10pt"/>
    </style:style>
    <style:style style:name="P5" style:family="paragraph" style:parent-style-name="Standard">
      <style:paragraph-properties fo:break-before="page"/>
      <style:text-properties officeooo:rsid="00061a11" officeooo:paragraph-rsid="0006a182"/>
    </style:style>
    <style:style style:name="P6" style:family="paragraph" style:parent-style-name="Standard">
      <style:text-properties officeooo:rsid="000a0151" officeooo:paragraph-rsid="000b3775"/>
    </style:style>
    <style:style style:name="P7" style:family="paragraph" style:parent-style-name="Standard">
      <style:text-properties officeooo:rsid="000a0151" officeooo:paragraph-rsid="000c9cc9"/>
    </style:style>
    <style:style style:name="P8" style:family="paragraph" style:parent-style-name="Standard">
      <style:text-properties officeooo:rsid="00061a11" officeooo:paragraph-rsid="00061a11"/>
    </style:style>
    <style:style style:name="P9" style:family="paragraph" style:parent-style-name="Standard">
      <style:text-properties officeooo:rsid="00061a11" officeooo:paragraph-rsid="0006a182"/>
    </style:style>
    <style:style style:name="P10" style:family="paragraph" style:parent-style-name="Standard">
      <style:text-properties fo:font-size="10pt" officeooo:rsid="00061a11" officeooo:paragraph-rsid="00061a11" style:font-size-asian="10pt" style:font-size-complex="10pt"/>
    </style:style>
    <style:style style:name="P11" style:family="paragraph" style:parent-style-name="Standard">
      <style:text-properties fo:font-size="10pt" officeooo:rsid="00061a11" officeooo:paragraph-rsid="0010bcf1" style:font-size-asian="10pt" style:font-size-complex="10pt"/>
    </style:style>
    <style:style style:name="P12" style:family="paragraph" style:parent-style-name="Standard">
      <style:text-properties fo:font-size="10pt" officeooo:rsid="000dd6e4" officeooo:paragraph-rsid="000dd6e4" style:font-size-asian="10pt" style:font-size-complex="10pt"/>
    </style:style>
    <style:style style:name="P13" style:family="paragraph" style:parent-style-name="Standard">
      <style:text-properties fo:font-size="10pt" officeooo:rsid="000dd6e4" officeooo:paragraph-rsid="0010bcf1" style:font-size-asian="10pt" style:font-size-complex="10pt"/>
    </style:style>
    <style:style style:name="P14" style:family="paragraph" style:parent-style-name="Standard">
      <style:text-properties fo:font-size="10pt" officeooo:rsid="000dd6e4" officeooo:paragraph-rsid="001140be" style:font-size-asian="10pt" style:font-size-complex="10pt"/>
    </style:style>
    <style:style style:name="P15" style:family="paragraph" style:parent-style-name="Standard">
      <style:text-properties fo:font-size="10pt" officeooo:rsid="000dd6e4" officeooo:paragraph-rsid="00115292" style:font-size-asian="10pt" style:font-size-complex="10pt"/>
    </style:style>
    <style:style style:name="P16" style:family="paragraph" style:parent-style-name="Standard">
      <style:text-properties fo:font-size="10pt" officeooo:rsid="000f8dd2" officeooo:paragraph-rsid="000f8dd2" style:font-size-asian="10pt" style:font-size-complex="10pt"/>
    </style:style>
    <style:style style:name="P17" style:family="paragraph" style:parent-style-name="Standard">
      <style:text-properties fo:font-size="10pt" officeooo:rsid="000f8dd2" officeooo:paragraph-rsid="0010bcf1" style:font-size-asian="10pt" style:font-size-complex="10pt"/>
    </style:style>
    <style:style style:name="P18" style:family="paragraph" style:parent-style-name="Standard">
      <style:text-properties fo:font-size="10pt" officeooo:rsid="000fec75" officeooo:paragraph-rsid="0010bcf1" style:font-size-asian="10pt" style:font-size-complex="10pt"/>
    </style:style>
    <style:style style:name="P19" style:family="paragraph" style:parent-style-name="Standard">
      <style:text-properties fo:font-size="10pt" officeooo:rsid="000fec75" officeooo:paragraph-rsid="00119f29" style:font-size-asian="10pt" style:font-size-complex="10pt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1a11" officeooo:paragraph-rsid="00061a11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1a11" officeooo:paragraph-rsid="0010bcf1"/>
    </style:style>
    <style:style style:name="T1" style:family="text">
      <style:text-properties officeooo:rsid="000c9cc9"/>
    </style:style>
    <style:style style:name="T2" style:family="text">
      <style:text-properties officeooo:rsid="000f8dd2"/>
    </style:style>
    <style:style style:name="T3" style:family="text">
      <style:text-properties officeooo:rsid="000fec7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0bcf1" style:font-size-asian="10pt" style:font-size-complex="10pt"/>
    </style:style>
    <style:style style:name="T6" style:family="text">
      <style:text-properties fo:font-size="10pt" officeooo:rsid="000fec75" style:font-size-asian="10pt" style:font-size-complex="10pt"/>
    </style:style>
    <style:style style:name="T7" style:family="text">
      <style:text-properties officeooo:rsid="0010bcf1"/>
    </style:style>
    <style:style style:name="T8" style:family="text">
      <style:text-properties officeooo:rsid="001140be"/>
    </style:style>
    <style:style style:name="T9" style:family="text">
      <style:text-properties officeooo:rsid="00119f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-Video NAS Drive “AV1”, for closed network 'Audio-Video' at Dhamma Dhara</text:p>
      <text:p text:style-name="P1"/>
      <text:p text:style-name="P7">Power On/Off: Press the Power button (bottom front) for 2 seconds and release. <text:s/>Startup and shutdown take about a minute, be patient. <text:s/><text:span text:style-name="T1">If there are no front lights then the power is off.</text:span></text:p>
      <text:p text:style-name="P1"/>
      <text:p text:style-name="P1">Windows Shared Folders:</text:p>
      <text:p text:style-name="P1">Username:</text:p>
      <text:p text:style-name="P1">Password:</text:p>
      <text:p text:style-name="P1"/>
      <text:p text:style-name="P1">Note: names are not case-sensitive</text:p>
      <text:p text:style-name="P1"/>
      <text:p text:style-name="P3">\\AV1\10Day_EN </text:p>
      <text:p text:style-name="P3">\\AV1\10Day_Burmese_EN</text:p>
      <text:p text:style-name="P3">\\AV1\10Day_Chinese_EN</text:p>
      <text:p text:style-name="P3">\\AV1\10Day_Khmer_EN <text:s text:c="3"/></text:p>
      <text:p text:style-name="P3">\\AV1\10day_Thai_EN <text:s text:c="4"/></text:p>
      <text:p text:style-name="P3"/>
      <text:p text:style-name="P3">\\AV1\1Day_EN <text:s text:c="8"/></text:p>
      <text:p text:style-name="P3">\\AV1\3Day_EN <text:s text:c="7"/></text:p>
      <text:p text:style-name="P3">\\AV1\3Day_Burmese_EN </text:p>
      <text:p text:style-name="P3">\\AV1\3Day_Khmer_EN</text:p>
      <text:p text:style-name="P3">\\AV1\9Day_EN</text:p>
      <text:p text:style-name="P3"/>
      <text:p text:style-name="P3">\\AV1\STP_EN <text:s/></text:p>
      <text:p text:style-name="P3">\\AV1\STP_Burmese_EN </text:p>
      <text:p text:style-name="P3">\\AV1\STP_Khmer_EN</text:p>
      <text:p text:style-name="P3"/>
      <text:p text:style-name="P3">\\AV1\10DaySpl_EN</text:p>
      <text:p text:style-name="P3">\\AV1\20Day_EN<text:tab/></text:p>
      <text:p text:style-name="P3">\\AV1\30Day_EN <text:tab/></text:p>
      <text:p text:style-name="P3">\\AV1\30Day_Khmer_EN </text:p>
      <text:p text:style-name="P3">\\AV1\45Day_EN </text:p>
      <text:p text:style-name="P3">\\AV1\45Day_Khmer_EN</text:p>
      <text:p text:style-name="P3">\\AV1\45Day15A_EN</text:p>
      <text:p text:style-name="P3">\\AV1\60Day_EN</text:p>
      <text:p text:style-name="P3"/>
      <text:p text:style-name="P3">\\AV1\RequiredAudio <text:s text:c="2"/># Group Sittings, Chantings,,Workers Metta, Dhamma Service, Gongs/Alarms</text:p>
      <text:p text:style-name="P3">\\AV1\SonosLibrary <text:s text:c="3"/># the entire WWL audio library of MP3 files, navigate by Music Library &gt; Files, instead of Albums</text:p>
      <text:p text:style-name="P3">\\AV1\VideoLibrary <text:s text:c="3"/># the video MP4 library, reserved for future use by the Western Digital MP4 player</text:p>
      <text:p text:style-name="P1"><text:span text:style-name="T4">\\AV1\iPodLibrary <text:s text:c="4"/># the unmodified MP3 files for iPod loading (no Sonos retagging) + extra stuff for AT Mac Minis.</text:span></text:p>
      <text:p text:style-name="P20"/>
      <text:p text:style-name="P3"/>
      <text:p text:style-name="P3">Administration u: admin <text:s text:c="6"/>p: </text:p>
      <text:p text:style-name="P3"/>
      <text:p text:style-name="P15"><text:span text:style-name="T2">System</text:span> Setup in brief, <text:span text:style-name="T8">starting with factory default settings (System Settings&gt;Backup&gt;Restore to factory default)</text:span>:</text:p>
      <text:p text:style-name="P16">0. Launch Qfinder on computer to find and start administration web app.</text:p>
      <text:p text:style-name="P12">1. Control Panel &gt; System Settings: enable 'admin' user, server name: <text:span text:style-name="T3">AV#</text:span>, update time to computer time and correct time zone.</text:p>
      <text:p text:style-name="P12">2. Control Panel &gt; Network Services: enable 'ssh' and enable file sharing via Windows (Samba/SMB), and Apple (AFP) protocols.</text:p>
      <text:p text:style-name="P12">2. Control Panel &gt; Network Services: disable all other network services (FTP, etc).</text:p>
      <text:p text:style-name="P12">3. Control Panel &gt; Applications: disable all applications and services.</text:p>
      <text:p text:style-name="P19">4. Control Panel &gt; Privilege Settings &gt; Shared Folders: <text:span text:style-name="T9">'hide'</text:span> all default folders, <text:span text:style-name="T9">a</text:span>dd above list of custom folders, <text:span text:style-name="T9">using all defaults except adding “Advanced: guest access Read-only”.</text:span></text:p>
      <text:p text:style-name="P3"/>
      <text:p text:style-name="P1"><text:span text:style-name="T5">U</text:span><text:span text:style-name="T4">pdated 2014-08-3</text:span><text:span text:style-name="T6">1</text:span><text:span text:style-name="T4"> cdm</text:span></text:p>
      <text:p text:style-name="P5">Audio-Video NAS Drive “AV2”, for closed network 'Audio-Video' at Dhamma Dhara</text:p>
      <text:p text:style-name="P2"/>
      <text:p text:style-name="P6">Power On/Off: Press the Power button (bottom front) for 2 seconds and release. <text:s/>Startup and shutdown take about a minute, be patient. <text:s/><text:span text:style-name="T1">If there are no front lights then the power is off.</text:span></text:p>
      <text:p text:style-name="P6"/>
      <text:p text:style-name="P2">Windows Shared Folders:</text:p>
      <text:p text:style-name="P2">Username:</text:p>
      <text:p text:style-name="P2">Password:</text:p>
      <text:p text:style-name="P2"/>
      <text:p text:style-name="P2">Note: names are not case-sensitive</text:p>
      <text:p text:style-name="P2"/>
      <text:p text:style-name="P4">\\AV2\10Day_EN </text:p>
      <text:p text:style-name="P4">\\AV2\10Day_Burmese_EN</text:p>
      <text:p text:style-name="P4">\\AV2\10Day_Chinese_EN</text:p>
      <text:p text:style-name="P4">\\AV2\10Day_Khmer_EN <text:s text:c="3"/></text:p>
      <text:p text:style-name="P4">\\AV2\10day_Thai_EN <text:s text:c="4"/></text:p>
      <text:p text:style-name="P4"/>
      <text:p text:style-name="P4">\\AV2\1Day_EN <text:s text:c="8"/></text:p>
      <text:p text:style-name="P4">\\AV2\3Day_EN <text:s text:c="7"/></text:p>
      <text:p text:style-name="P4">\\AV2\3Day_Burmese_EN </text:p>
      <text:p text:style-name="P4">\\AV2\3Day_Khmer_EN</text:p>
      <text:p text:style-name="P4">\\AV2\9Day_EN</text:p>
      <text:p text:style-name="P4"/>
      <text:p text:style-name="P4">\\AV2\STP_EN <text:s/></text:p>
      <text:p text:style-name="P4">\\AV2\STP_Burmese_EN </text:p>
      <text:p text:style-name="P4">\\AV2\STP_Khmer_EN</text:p>
      <text:p text:style-name="P4"/>
      <text:p text:style-name="P4">\\AV2\10DaySpl_EN</text:p>
      <text:p text:style-name="P4">\\AV2\20Day_EN<text:tab/></text:p>
      <text:p text:style-name="P4">\\AV2\30Day_EN <text:tab/></text:p>
      <text:p text:style-name="P4">\\AV2\30Day_Khmer_EN </text:p>
      <text:p text:style-name="P4">\\AV2\45Day_EN </text:p>
      <text:p text:style-name="P4">\\AV2\45Day_Khmer_EN</text:p>
      <text:p text:style-name="P4">\\AV2\45Day15A_EN</text:p>
      <text:p text:style-name="P4">\\AV2\60Day_EN</text:p>
      <text:p text:style-name="P4"/>
      <text:p text:style-name="P4">\\AV2\RequiredAudio <text:s text:c="2"/># Group Sittings, Chantings,,Workers Metta, Dhamma Service, Gongs/Alarms</text:p>
      <text:p text:style-name="P4">\\AV2\SonosLibrary <text:s text:c="3"/># the entire WWL audio library of MP3 files, navigate by Music Library &gt; Files, instead of Albums</text:p>
      <text:p text:style-name="P4">\\AV2\VideoLibrary <text:s text:c="3"/># the video MP4 library, reserved for future use by the Western Digital MP4 player</text:p>
      <text:p text:style-name="P4">\\AV2\iPodLibrary <text:s text:c="4"/># the unmodified MP3 files for iPod loading (no Sonos retagging) + extra stuff for AT Mac Minis.</text:p>
      <text:p text:style-name="P21"/>
      <text:p text:style-name="P11"/>
      <text:p text:style-name="P11">Administration u: admin</text:p>
      <text:p text:style-name="P11">Adminsitration p: </text:p>
      <text:p text:style-name="P11"/>
      <text:p text:style-name="P14"><text:span text:style-name="T2">System</text:span> Setup in brief, <text:span text:style-name="T8">starting with factory default settings (System Settings&gt;Backup&gt;Restore to factory default)</text:span>:</text:p>
      <text:p text:style-name="P17">0. Launch Qfinder on computer to find and start administration web app.</text:p>
      <text:p text:style-name="P13">1. Control Panel &gt; System Settings: enable 'admin' user, server name: <text:span text:style-name="T3">AV#</text:span>, update time to computer time and correct time zone.</text:p>
      <text:p text:style-name="P13">2. Control Panel &gt; Network Services: enable 'ssh' and enable file sharing via Windows (Samba/SMB), and Apple (AFP) protocols.</text:p>
      <text:p text:style-name="P13">2. Control Panel &gt; Network Services: disable all other network services (FTP, etc).</text:p>
      <text:p text:style-name="P13">3. Control Panel &gt; Applications: disable all applications and services.</text:p>
      <text:p text:style-name="P18">4. Control Panel &gt; Privilege Settings &gt; Shared Folders: disable all default folders, add above list of custom folders.</text:p>
      <text:p text:style-name="P11"/>
      <text:p text:style-name="P11"><text:span text:style-name="T7">U</text:span>pdated 2014-08-3<text:span text:style-name="T3">1</text:span> cd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15:45.460124000</meta:creation-date>
    <dc:date>2014-08-31T14:32:28.335563000</dc:date>
    <meta:editing-duration>PT20H49M38S</meta:editing-duration>
    <meta:editing-cycles>13</meta:editing-cycles>
    <meta:generator>LibreOffice/4.2.5.2$MacOSX_x86 LibreOffice_project/61cb170a04bb1f12e77c884eab9192be736ec5f5</meta:generator>
    <meta:print-date>2014-08-30T17:42:03.009718000</meta:print-date>
    <meta:document-statistic meta:table-count="0" meta:image-count="0" meta:object-count="0" meta:page-count="2" meta:paragraph-count="81" meta:word-count="516" meta:character-count="3932" meta:non-whitespace-character-count="3389"/>
  </office:meta>
</office:document-meta>
</file>